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helvetica, sans-serif"/>
    <style:font-face style:name="helvetica" svg:font-family="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Narrow" fo:font-size="12pt" style:font-size-asian="12pt" style:font-size-complex="12pt"/>
    </style:style>
    <style:style style:name="P2" style:family="paragraph" style:parent-style-name="Standard">
      <style:paragraph-properties fo:margin-left="0cm" fo:margin-right="0cm" fo:orphans="2" fo:widows="2" fo:text-indent="0cm" style:auto-text-indent="false"/>
      <style:text-properties style:font-name="Arial Narrow" fo:font-size="12pt" style:font-size-asian="12pt" style:font-size-complex="12pt"/>
    </style:style>
    <style:style style:name="P3" style:family="paragraph" style:parent-style-name="Standard">
      <style:paragraph-properties fo:margin-left="0cm" fo:margin-right="0cm" fo:orphans="2" fo:widows="2" fo:text-indent="0cm" style:auto-text-indent="false"/>
      <style:text-properties style:font-name="Arial Narrow" fo:font-size="12pt" style:font-size-asian="12pt" style:font-size-complex="12pt"/>
    </style:style>
    <style:style style:name="P4"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646464" fo:letter-spacing="normal"/>
    </style:style>
    <style:style style:name="T2" style:family="text">
      <style:text-properties fo:font-variant="normal" fo:text-transform="none" fo:color="#646464" fo:letter-spacing="normal" fo:font-style="normal" fo:font-weight="normal"/>
    </style:style>
    <style:style style:name="T3" style:family="text">
      <style:text-properties fo:font-variant="normal" fo:text-transform="none" fo:color="#000080" fo:letter-spacing="normal" fo:font-style="normal" fo:font-weight="normal"/>
    </style:style>
    <style:style style:name="T4" style:family="text">
      <style:text-properties fo:font-variant="normal" fo:text-transform="none" fo:color="#000000" style:font-name="Arial Narrow" fo:font-size="12pt" fo:letter-spacing="normal" fo:font-style="normal" style:text-underline-style="none" fo:font-weight="normal" style:font-size-asian="12pt" style:font-weight-asian="normal" style:font-size-complex="12pt" style:font-weight-complex="normal"/>
    </style:style>
    <style:style style:name="T5" style:family="text">
      <style:text-properties style:font-name="Arial Narrow"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perrte Tür Ofen Lv 2</text:p>
      <text:p text:style-name="P1"><text:line-break/>The smell of rust creepes into your nose. It reeks of mustiness and mould. You hear the water dripping. Tiny little drops onto the wet and slippery floor. Bits of rust are hanging from the iron door. What once used to be a great barrier to keep people from walking into the great oven, is now just a glimpse of what used to be. The people here don't seem to mind the decay of everything. Somehow it seemes to be their way of life. Strange creatures.</text:p>
      <text:p text:style-name="P1"/>
      <text:p text:style-name="P1">The rusty door is locked.</text:p>
      <text:p text:style-name="P1">The rusty door can be unlocked.</text:p>
      <text:p text:style-name="P1">Instead of opening the rusty door say 'It doesnt move in any direction. Through a little hole you see a big broken machinery. Maybe you can get it open with a large bar. But it seemes to be the right path to follow.'</text:p>
      <text:p text:style-name="P1">The pry bar is the key to the rusty door.</text:p>
      <text:p text:style-name="P1">The pry bar is in the control room.</text:p>
      <text:p text:style-name="P1"><text:line-break/>Epilog mit Dieb:<text:line-break/></text:p>
      <text:p text:style-name="P2"><text:span text:style-name="T1">    </text:span><text:span text:style-name="T2">The First Page is a page.</text:span><text:line-break/><text:span text:style-name="T1">    </text:span><text:span text:style-name="T2">"He stares at you with a tired and feisty glance. His stinks of old oil, mould and feces. He seems to be holding a secret </text:span><text:span text:style-name="T3">.</text:span><text:span text:style-name="T2">"</text:span><text:line-break/><text:span text:style-name="T1">    </text:span><text:span text:style-name="T2">It is followed by KeithTopics.</text:span><text:line-break/><text:span text:style-name="T1">    </text:span><text:line-break/><text:span text:style-name="T1">    </text:span><text:span text:style-name="T2">KeithSubjects is a page.</text:span><text:line-break/><text:span text:style-name="T1">    </text:span><text:span text:style-name="T2">"</text:span><text:span text:style-name="T3">What do you want? You seem to be lost. Haven't seen Crackers like you here for a while.</text:span><text:span text:style-name="T2">"</text:span><text:line-break/><text:span text:style-name="T1">    </text:span><text:span text:style-name="T2">It is followed by KeithTopics.</text:span><text:line-break/><text:span text:style-name="T1">    </text:span><text:line-break/><text:span text:style-name="T1">    </text:span><text:span text:style-name="T2">KeithTopics is a page.</text:span><text:line-break/><text:span text:style-name="T1">    </text:span><text:span text:style-name="T2">A choice called keithtopa is for KeithTopics. "</text:span><text:span text:style-name="T3">'Are you the scumbag that stole our Energysource?'</text:span><text:span text:style-name="T2">". It triggers SubjectChocolate.</text:span><text:line-break/><text:span text:style-name="T1">    </text:span><text:span text:style-name="T2">A choice called keithtopb is for KeithTopics. "</text:span><text:span text:style-name="T3">'What happened to the people around here? You all look so different than from where i come from.'</text:span><text:span text:style-name="T2">". It triggers SubjectHobbies.</text:span><text:line-break/><text:span text:style-name="T1">    </text:span><text:span text:style-name="T2">A choice called keithtopc is for KeithTopics. "</text:span><text:span text:style-name="T3">'What happened to this place?'</text:span><text:span text:style-name="T2">". It triggers SubjectCaribbean.</text:span><text:line-break/><text:span text:style-name="T1">    </text:span><text:span text:style-name="T2">A choice called keithtopd is for KeithTopics. "</text:span><text:span text:style-name="T3">'I am going to kill you for what you did to my homeplanet!'</text:span><text:span text:style-name="T2">". It triggers SubjectStingRay.</text:span><text:line-break/><text:span text:style-name="T1">    </text:span><text:line-break/><text:span text:style-name="T1">    </text:span><text:span text:style-name="T2">SubjectChocolate is a page.</text:span><text:line-break/><text:span text:style-name="T1">    </text:span><text:span text:style-name="T2">"</text:span><text:span text:style-name="T3">''Your' Energysource. You little brats think that everything evolves around you, don't you? Everythings handed to you. Well i just turned the pages. How do you feel about that?'</text:span><text:span text:style-name="T2">"</text:span><text:line-break/><text:span text:style-name="T1">    </text:span><text:span text:style-name="T2">It is followed by ChocolateTopics.</text:span><text:line-break/><text:span text:style-name="T1">    </text:span><text:line-break/><text:span text:style-name="T1">    </text:span><text:span text:style-name="T2">ChocolateTopics is a page.</text:span><text:line-break/><text:span text:style-name="T1">    </text:span><text:span text:style-name="T2">A choice called choctopa is for ChocolateTopics. "</text:span><text:span text:style-name="T3">'Why would you do that? We had no business with you. You just came and destroyed us in seconds.'</text:span><text:span text:style-name="T2">". It triggers SubjectDifficulty.</text:span><text:line-break/><text:span text:style-name="T1">    </text:span><text:span text:style-name="T2">A choice called choctopb is for ChocolateTopics. "</text:span><text:span text:style-name="T3">'How did you even got the Energysource out that fast without anyone noticing and holding you back?'</text:span><text:span text:style-name="T2">". It triggers SubjectBusiness.</text:span><text:line-break/><text:span text:style-name="T1">    </text:span><text:span text:style-name="T2">A choice called choctopc is for ChocolateTopics. "</text:span><text:span text:style-name="T3">Why are you so involved with our planet?</text:span><text:span text:style-name="T2">" It triggers KeithSubjects.</text:span><text:line-break/><text:span text:style-name="T1">    </text:span><text:line-break/><text:span text:style-name="T1">    </text:span><text:span text:style-name="T2">SubjectDifficulty is a page.</text:span><text:line-break/><text:span text:style-name="T1">    </text:span><text:span text:style-name="T2">"</text:span><text:span text:style-name="T3">'You destroyed us first. Don't you learn about that in school?</text:span><text:span text:style-name="T2">"</text:span><text:line-break/><text:span text:style-name="T1">    </text:span><text:span text:style-name="T2">It is a dead end.</text:span><text:line-break/><text:span text:style-name="T1">    </text:span><text:line-break/><text:soft-page-break/><text:span text:style-name="T1">    </text:span><text:span text:style-name="T2">SubjectBusiness is a page.</text:span><text:line-break/><text:span text:style-name="T1">    </text:span><text:span text:style-name="T2">"</text:span><text:span text:style-name="T3">'We've been planning it for years. We couldn't regrow our planet after you destroyed us. So we focused on building a Portalgun, much like the one you used to come here. Interessting, isn't it, how some paths intertwine?'</text:span><text:span text:style-name="T2">"</text:span><text:line-break/><text:span text:style-name="T1">    </text:span><text:span text:style-name="T2">It is a dead end.</text:span><text:line-break/><text:span text:style-name="T1">    </text:span><text:line-break/><text:span text:style-name="T1">    </text:span><text:span text:style-name="T2">SubjectHobbies is a page.</text:span><text:line-break/><text:span text:style-name="T1">    </text:span><text:span text:style-name="T2">"</text:span><text:span text:style-name="T3">'You should know it, since your kind were the ones responsible for it.'</text:span><text:span text:style-name="T2">"</text:span><text:line-break/><text:span text:style-name="T1">    </text:span><text:span text:style-name="T2">It is followed by HobbyTopics.</text:span><text:line-break/><text:span text:style-name="T1">    </text:span><text:line-break/><text:span text:style-name="T1">    </text:span><text:span text:style-name="T2">HobbyTopics is a page.</text:span><text:line-break/><text:span text:style-name="T1">    </text:span><text:span text:style-name="T2">A choice called hobtopa is for HobbyTopics. "</text:span><text:span text:style-name="T3">'We are responsible for the destruction of this planet? How?'</text:span><text:span text:style-name="T2">". It triggers SubjectOutdoors.</text:span><text:line-break/><text:span text:style-name="T1">    </text:span><text:span text:style-name="T2">A choice called hobtopb is for HobbyTopics. "</text:span><text:span text:style-name="T3">'What happened to the people? Everyone around here looks like monsters.'</text:span><text:span text:style-name="T2">". It triggers SubjectKettle.</text:span><text:line-break/><text:span text:style-name="T1">    </text:span><text:span text:style-name="T2">A choice called hobtopc is for HobbyTopics. "</text:span><text:span text:style-name="T3">Stop blaming me. I didn't do anything wrong.</text:span><text:span text:style-name="T2">" It triggers KeithSubjects.</text:span><text:line-break/><text:span text:style-name="T1">    </text:span><text:line-break/><text:span text:style-name="T1">    </text:span><text:span text:style-name="T2">SubjectOutdoors is a page.</text:span><text:line-break/><text:span text:style-name="T1">    </text:span><text:span text:style-name="T2">"</text:span><text:span text:style-name="T3">'Well thats a long story,' he grins with a dirty smir 'Do you remember the war that happened long ago? You planet decided to destroy us. They bombed us down with all lethal poisened Weapons. Many died. Everything was destroyed. Many of the survivors couldn't bear to live anymore. It was a beatiful uprising city. With many workers and their families. We lived in Peace. Until one day, on the Welcoming day, your president was shot. I can't speak about this.' You see his dark pointy eyes getting weary and glazed. 'We lost everything that day.'</text:span><text:span text:style-name="T2">"</text:span><text:line-break/><text:span text:style-name="T1">    </text:span><text:span text:style-name="T2">It is a dead end.</text:span><text:line-break/><text:span text:style-name="T1">    </text:span><text:line-break/><text:span text:style-name="T1">    </text:span><text:span text:style-name="T2">SubjectKettle is a page.</text:span><text:line-break/><text:span text:style-name="T1">    </text:span><text:span text:style-name="T2">"</text:span><text:span text:style-name="T3">'Most of us died in that war. And the ones who survived were radiated with atomic rays. So we started developing diseases, extra body parts. Living is just pain now. Every move. Every step. Can you even imagine how it hurts?' he looks away in agony. 'Noone should have to live like this'</text:span><text:span text:style-name="T2">"</text:span><text:line-break/><text:span text:style-name="T1">    </text:span><text:span text:style-name="T2">It is a dead end.</text:span><text:line-break/><text:span text:style-name="T1">    </text:span><text:line-break/><text:span text:style-name="T1">    </text:span><text:span text:style-name="T2">SubjectCaribbean is a page.</text:span><text:line-break/><text:span text:style-name="T1">    </text:span><text:span text:style-name="T2">"</text:span><text:span text:style-name="T3">'It was the day your president was shot... '</text:span><text:span text:style-name="T2">"</text:span><text:line-break/><text:span text:style-name="T1">    </text:span><text:span text:style-name="T2">It is followed by CaribbeanTopics.</text:span><text:line-break/><text:span text:style-name="T1">    </text:span><text:line-break/><text:span text:style-name="T1">    </text:span><text:span text:style-name="T2">CaribbeanTopics is a page.</text:span><text:line-break/><text:span text:style-name="T1">    </text:span><text:span text:style-name="T2">A choice called caribtopa is for CaribbeanTopics. "</text:span><text:span text:style-name="T3">'When was that?'</text:span><text:span text:style-name="T2">". It triggers SubjectReally.</text:span><text:line-break/><text:span text:style-name="T1">    </text:span><text:span text:style-name="T2">A choice called caribtopb is for CaribbeanTopics. "</text:span><text:span text:style-name="T3">I didn't mean to startle you.</text:span><text:span text:style-name="T2">" It triggers KeithSubjects.</text:span><text:line-break/><text:span text:style-name="T1">    </text:span><text:line-break/><text:span text:style-name="T1">    </text:span><text:span text:style-name="T2">SubjectReally is a page.</text:span><text:line-break/><text:span text:style-name="T1">    </text:span><text:span text:style-name="T2">"</text:span><text:span text:style-name="T3">K You were probably too young to remember. It was a colorful and shiny day, everyone was having a blast. Until the bright day turned dark.'</text:span><text:span text:style-name="T2">"</text:span><text:line-break/><text:span text:style-name="T1">    </text:span><text:span text:style-name="T2">It gives CARTELDISMISSED. It is followed by StingRayTopics.</text:span><text:line-break/><text:span text:style-name="T1">    </text:span><text:line-break/><text:span text:style-name="T1">    </text:span><text:span text:style-name="T2">SubjectStingRay is a page.</text:span><text:line-break/><text:span text:style-name="T1">    </text:span><text:span text:style-name="T2">"</text:span><text:span text:style-name="T3">'Your people are responsible for all of this. So i took your most beloved thing.</text:span><text:span text:style-name="T2">"</text:span><text:line-break/><text:span text:style-name="T1">    </text:span><text:span text:style-name="T2">It is followed by StingRayTopics.</text:span><text:line-break/><text:span text:style-name="T1">    </text:span><text:line-break/><text:span text:style-name="T1">    </text:span><text:span text:style-name="T2">StingRayTopics is a page.</text:span><text:line-break/><text:span text:style-name="T1">    </text:span><text:span text:style-name="T2">A choice called stingrtopa is for StingRayTopics. "</text:span><text:span text:style-name="T3">'You're endangering my sister and many others reliant on that source.'</text:span><text:span text:style-name="T2">". It triggers SubjectDangerous.</text:span><text:line-break/><text:soft-page-break/><text:span text:style-name="T1">    </text:span><text:span text:style-name="T2">A choice called stingrtopb is for StingRayTopics. "</text:span><text:span text:style-name="T3">'Where is the Energysource now?'</text:span><text:span text:style-name="T2">". It triggers SubjectWhy.</text:span><text:line-break/><text:span text:style-name="T1">    </text:span><text:span text:style-name="T2">A choice called stingrtopc is for StingRayTopics. "</text:span><text:span text:style-name="T3">'How can I help our people now?'</text:span><text:span text:style-name="T2">". It triggers EndConversation.</text:span><text:line-break/><text:span text:style-name="T1">    </text:span><text:span text:style-name="T2">A choice called stingrtopd is for StingRayTopics. "</text:span><text:span text:style-name="T3">Ask about something else.</text:span><text:span text:style-name="T2">" It triggers KeithSubjects.</text:span><text:line-break/><text:span text:style-name="T1">    </text:span><text:line-break/><text:span text:style-name="T1">    </text:span><text:span text:style-name="T2">SubjectDangerous is a page.</text:span><text:line-break/><text:span text:style-name="T1">    </text:span><text:span text:style-name="T2">"</text:span><text:span text:style-name="T3">He grins. 'Well, I hope that they all die. And suffer the same fate we had to suffer.'</text:span><text:span text:style-name="T2">"</text:span><text:line-break/><text:span text:style-name="T1">    </text:span><text:span text:style-name="T2">It is a dead end.</text:span><text:line-break/><text:span text:style-name="T1">    </text:span><text:line-break/><text:span text:style-name="T1">    </text:span><text:span text:style-name="T2">SubjectWhy is a page.</text:span><text:line-break/><text:span text:style-name="T1">    </text:span><text:span text:style-name="T2">"</text:span><text:span text:style-name="T3">He grins. 'You will never get it back. I destroyed it after. The source can't be held stable after it gets out of its container. You will never get it back!'</text:span><text:span text:style-name="T2">"</text:span><text:line-break/><text:span text:style-name="T1">    </text:span><text:span text:style-name="T2">It is a dead end.</text:span><text:line-break/><text:span text:style-name="T1">    </text:span><text:line-break/><text:span text:style-name="T1">    </text:span><text:span text:style-name="T2">EndConversation is a page.</text:span><text:line-break/><text:span text:style-name="T1">    </text:span><text:span text:style-name="T2">"</text:span><text:span text:style-name="T3">J Well I heard you can transform your Portal into a Time travel machine. You just need to have the right crystal. Maybe there are some left in the mines. Only then you can travel in time. And only then you can help us both. Stop the assasination of the president. Save us all!.</text:span><text:span text:style-name="T2">"</text:span><text:line-break/><text:span text:style-name="T1">    </text:span><text:span text:style-name="T2">It is followed by The Last Page.</text:span> <text:line-break/><text:line-break/>Der große Platz LV3</text:p>
      <text:p text:style-name="P2"/>
      <text:p text:style-name="P2">This place is huge. And a massive croud is cheering for the president. You get pushed to side. Someone steps on your foot. Pain. It gets louder. Flags are being waved. It's a really big spectacle. You see a few buildings in the distance. The mountain, where the mines are. There is the tower. In its full beauty. Thinking that this is going to all be destroyed is unimaginable. The roof of the marketplace is shining bright in the sunlight. It's really hot. People are pushing forward. Shouting and screaming for their president. It seems to be very welcoming. In the middle of this place are many guards. A platform is flying to the center. A man is on top. The president. Who is he? You take a closer look, squinch your eyes. Is this possible? He looks like the man on your familyportrait. Could this be your father?</text:p>
      <text:p text:style-name="P2"/>
      <text:p text:style-name="P2">You try to push through the crowd, but it's too dense. You shout and scream 'Father' but it just melts with the rest of the crowd. You should get moving.</text:p>
      <text:p text:style-name="P2"/>
      <text:p text:style-name="P2">Der zerstörte Platz LV2</text:p>
      <text:p text:style-name="P2"/>
      <text:p text:style-name="P2">Broken pillars all over this big emtpy space. It seemed to be a great place. But now its dusty and the sand is crawling all over this haunting, deserted square. A big hole in the center, as black as the night, is devouring every sign of life. No people. No life. Nothing. Just loneliness and glimps of what used to be. Who where these people? What happened to this place? You need to find answers.</text:p>
      <text:p text:style-name="P2"/>
      <text:p text:style-name="P2">Marktplatz Essen und Trinken ecke LV3</text:p>
      <text:p text:style-name="P2">A big hall with sunlight shining trough a big transparent dome. Many shops and people. Tubes running from this place to diffrent regions. Neonlights are praising good food and drinks. Everything seems brand new. The metal walls are shimmering silvery. Some tracks are running from the center into the tubes. A woman with a festive gown shooting towards the sky. You can hear her talking over a mobile connection device.</text:p>
      <text:p text:style-name="P2"/>
      <text:p text:style-name="P2">A festive woman is a person.</text:p>
      <text:p text:style-name="P2">A festive woman is in the Foodcorner.</text:p>
      <text:p text:style-name="P2">A festive woman says 'Yes darling, of course I will be at the grand square. Everyones there right now. I heard the president is a real cutie. Where are you? Aha. Yes let's meet at the Entrence. Bye'</text:p>
      <text:p text:style-name="P2"><text:soft-page-break/>Marktplatz Minen Ecke LV3</text:p>
      <text:p text:style-name="P2"/>
      <text:p text:style-name="P2">The sun is shining directly into your eyes. You cover them with your hands. There is a tunnel with tracks. A sign is stating the direction of the police. Should you maybe get help there? But they would only put you back in jail. Many Workers with smiles on their faces and food in their hands are coming towards the center. Their are probably going to the presidents greeting too.</text:p>
      <text:p text:style-name="P2"/>
      <text:p text:style-name="P2">A worker is a person.</text:p>
      <text:p text:style-name="P2">A worker is in the Minecorner.</text:p>
      <text:p text:style-name="P2">A worker says 'Thank god this day is over. I can't wait to spend my money on some good Crystalbeer. Where? There's that illegal pub just behind the sleeping barracks. You can get any kind of stuff there. Hurry up, I don't want to miss the live transmission!'</text:p>
      <text:p text:style-name="P2"/>
      <text:p text:style-name="P2">Marktplatz Turm Ecke LV3</text:p>
      <text:p text:style-name="P2"/>
      <text:p text:style-name="P2">A shadow overcasts you. You look up. It's the big tower. Full with pipes and metals. It's probably a wonderful view from up there. A little girl is holding her mothers hand. She seems pretty excited. Is she going to see the president too?</text:p>
      <text:p text:style-name="P2"/>
      <text:p text:style-name="P2">A little girl is a person.</text:p>
      <text:p text:style-name="P2">A little girl is in the Towercorner.</text:p>
      <text:p text:style-name="P2">A little girl says 'I want to go on the Tower again. The view is fantastic. We've learned about it in school. It was built for over a decade. But hurry up! I don't want to miss the colorful reception. The president also has two children. A boy and a girl. Do you think they will also be there?'</text:p>
      <text:p text:style-name="P2"/>
      <text:p text:style-name="P2">Schmiede LV1</text:p>
      <text:p text:style-name="P2"/>
      <text:p text:style-name="P2">Everythings white. White tiles, white walls, white machines. In the center of the room is a big iron table. You approach it slowly. How does this work? A mechanical sound rips you out of your thoughts. 'Good evening. We are pleased to have you as our guest. What would you like to do?' The table moves into a horizontal position and a menu pops up. Do you just tip forging? How does it work?</text:p>
      <text:p text:style-name="P2"/>
      <text:p text:style-name="P2">Mutter LV3 </text:p>
      <text:p text:style-name="P2"/>
      <text:p text:style-name="P4"><text:span text:style-name="T5">A woman leans at the window. Her hair flowing in the wind. You hear the whisteling of the wind between tiny spaces. The sun burns down on her. She almost looks like an angel. You feel like you know her somehow. What is this feeling building up inside you? Have you seen this person? It isn't possible. Or is it? Maybe as a child. Maybe on the … Now you see it. A long riffle in her hands. You need to stop her now. Shouting 'Wait! You can't do this!' She turns around. Your struck </text:span><text:span text:style-name="T4">immediately. You know her. It's the woman from the fotograph. A memory of the past. The woman smiling in the picture. Your mother. She seemed so happy in that picture. But now she has look full with anger. A calculating stare. You have to react fast now, as she pulls out a second smaller gun.</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helvetica, sans-serif"/>
    <style:font-face style:name="helvetica" svg:font-family="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1:46:26.70</meta:creation-date>
    <dc:date>2017-12-13T00:41:04.78</dc:date>
    <meta:editing-duration>PT57M49S</meta:editing-duration>
    <meta:editing-cycles>4</meta:editing-cycles>
    <meta:generator>OpenOffice.org/3.4.1$Win32 OpenOffice.org_project/341m1$Build-9593</meta:generator>
    <meta:document-statistic meta:table-count="0" meta:image-count="0" meta:object-count="0" meta:page-count="4" meta:paragraph-count="32" meta:word-count="1939" meta:character-count="11249"/>
  </office:meta>
</office:document-meta>
</file>